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afeeee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3.75cm"/>
      <style:paragraph-properties style:writing-mode="lr-tb"/>
    </style:style>
    <style:style style:name="P1" style:family="paragraph">
      <style:paragraph-properties fo:margin-top="0cm" fo:margin-bottom="0cm" fo:line-height="150%" fo:text-align="end"/>
    </style:style>
    <style:style style:name="P2" style:family="paragraph">
      <loext:graphic-properties draw:fill="none" draw:fill-color="#ffffff"/>
      <style:paragraph-properties fo:margin-top="0cm" fo:margin-bottom="0cm" fo:line-height="200%" fo:text-align="end" style:writing-mode="lr-tb"/>
      <style:text-properties fo:color="#303030" style:font-name="Caladea"/>
    </style:style>
    <style:style style:name="T1" style:family="text">
      <style:text-properties fo:color="#303030" style:font-name="Caladea" fo:font-size="54pt" style:font-size-asian="54pt" style:font-size-complex="54pt"/>
    </style:style>
    <style:style style:name="T2" style:family="text">
      <style:text-properties fo:color="#303030" style:font-name="Caladea" fo:font-size="36pt" style:font-size-asian="36pt" style:font-size-complex="36pt"/>
    </style:style>
    <style:style style:name="T3" style:family="text">
      <style:text-properties fo:color="#afeeee" style:font-name="Caladea" fo:font-size="36pt" fo:font-weight="normal" fo:background-color="#303030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3cm" svg:height="14cm" svg:x="0.9cm" svg:y="1.001cm">
          <draw:text-box>
            <text:p text:style-name="P1"><text:span text:style-name="T1">Profesinių sąjungų diskusija</text:span><text:span text:style-name="T2"> </text:span><text:span text:style-name="T2"><text:line-break/></text:span><text:span text:style-name="T2">dėl Finansų ministerijos parengto </text:span><text:span text:style-name="T2"><text:line-break/></text:span><text:span text:style-name="T2">Ateities ekonomikos DNR plano</text:span></text:p>
            <text:p text:style-name="P1"><text:span text:style-name="T3">2020-05-2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3-18T15:32:03.234965546</meta:creation-date>
    <dc:date>2020-05-24T17:55:04.471499087</dc:date>
    <meta:editing-duration>PT56M49S</meta:editing-duration>
    <meta:editing-cycles>18</meta:editing-cycles>
    <meta:generator>LibreOffice/6.4.4.2$Linux_X86_64 LibreOffice_project/40$Build-2</meta:generator>
    <meta:document-statistic meta:object-count="1"/>
  </office:meta>
</office:document-meta>
</file>